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24.278cm" svg:height="14.5cm" svg:x="1.422cm" svg:y="2.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5cm" fo:page-height="1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8T15:12:59.903850163</meta:creation-date>
    <dc:date>2017-11-28T15:19:40.352731966</dc:date>
    <meta:editing-duration>PT1M8S</meta:editing-duration>
    <meta:editing-cycles>4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eeeee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279cm" svg:height="14.501cm" xlink:href="." xlink:type="simple" chart:class="chart:bar" chart:style-name="ch1">
        <chart:legend chart:legend-position="bottom" svg:x="10.996cm" svg:y="13.718cm" style:legend-expansion="wide" chart:style-name="ch2"/>
        <chart:plot-area chart:style-name="ch3" chart:data-source-has-labels="both" svg:x="2.468cm" svg:y="0.288cm" svg:width="20.506cm" svg:height="12.507cm">
          <chartooo:coordinate-region svg:x="6.37cm" svg:y="0.288cm" svg:width="16.324cm" svg:height="11.8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達成度 [%]</text:p>
              </table:table-cell>
            </table:table-row>
          </table:table-header-rows>
          <table:table-rows>
            <table:table-row>
              <table:table-cell office:value-type="string">
                <text:p>歩行をカウントする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歩数を画面に表示する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走行をカウント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階段の登り降りをカウント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